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solid" draw:fill-color="#ffffff" draw:textarea-horizontal-align="justify" draw:textarea-vertical-align="middle" draw:auto-grow-height="false" fo:min-height="10.534cm" fo:min-width="14.81cm" fo:padding-top="0.143cm" fo:padding-bottom="0.143cm" fo:padding-left="0.268cm" fo:padding-right="0.268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5cm" fo:min-width="5.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16cm" fo:min-width="5.86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7.2cm"/>
    </style:style>
    <style:style style:name="gr8" style:family="graphic" style:parent-style-name="standard">
      <style:graphic-properties draw:stroke="none" svg:stroke-color="#000000" draw:fill="none" draw:fill-color="#ffffff" fo:min-height="1.18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1.7cm" svg:height="15.3cm" svg:x="3.6cm" svg:y="4cm">
          <text:p text:style-name="P1">Appointim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6.4cm" svg:height="2.8cm" svg:x="3.6cm" svg:y="1.6cm">
          <text:p text:style-name="P1">Particuli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4cm" svg:height="2.8cm" svg:x="20.1cm" svg:y="1.3cm">
          <text:p text:style-name="P1">Professionne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6cm" svg:y1="3cm" svg:x2="7.8cm" svg:y2="10.05cm" draw:start-shape="id1" draw:start-glue-point="3" draw:end-shape="id2" draw:end-glue-point="3" svg:d="M3600 3000c-777 0-2877 7050 4200 7050" svg:viewBox="0 0 5103 7051">
          <text:p text:style-name="P1"/>
        </draw:connector>
        <draw:connector draw:style-name="gr5" draw:text-style-name="P4" draw:layer="layout" draw:type="curve" svg:x1="6.8cm" svg:y1="4.4cm" svg:x2="11.05cm" svg:y2="8.8cm" draw:start-shape="id1" draw:start-glue-point="2" draw:end-shape="id2" svg:d="M6800 4400c0 3313 4250 1114 4250 4400" svg:viewBox="0 0 4251 4401">
          <text:p/>
        </draw:connector>
        <draw:connector draw:style-name="gr5" draw:text-style-name="P4" draw:layer="layout" draw:type="curve" svg:x1="26.5cm" svg:y1="2.7cm" svg:x2="22.1cm" svg:y2="10.05cm" draw:start-shape="id3" draw:start-glue-point="1" draw:end-shape="id4" draw:end-glue-point="1" svg:d="M26500 2700c777 0 2977 7350-4400 7350" svg:viewBox="0 0 5318 7351">
          <text:p/>
        </draw:connector>
        <draw:connector draw:style-name="gr5" draw:text-style-name="P4" draw:layer="layout" draw:type="curve" svg:x1="23.3cm" svg:y1="4.1cm" svg:x2="18.85cm" svg:y2="8.8cm" draw:start-shape="id3" draw:start-glue-point="2" draw:end-shape="id4" svg:d="M23300 4100c0 3538-4450 1189-4450 4700" svg:viewBox="0 0 4451 4701">
          <text:p/>
        </draw:connector>
        <draw:custom-shape draw:style-name="gr6" draw:text-style-name="P3" xml:id="id2" draw:id="id2" draw:layer="layout" svg:width="6.5cm" svg:height="2.5cm" svg:x="7.8cm" svg:y="8.8cm">
          <text:p text:style-name="P1">Interface particulier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6.5cm" svg:height="2.5cm" svg:x="15.6cm" svg:y="8.8cm">
          <text:p text:style-name="P1">Interface professionnel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7.7cm" svg:height="3.5cm" svg:x="11cm" svg:y="14.2cm">
          <text:p text:style-name="P1">Base de donnée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1.05cm" svg:y1="11.3cm" svg:x2="11cm" svg:y2="15.95cm" draw:start-shape="id2" draw:start-glue-point="2" draw:end-shape="id5" draw:end-glue-point="3" svg:d="M11050 11300c0 2175-276 1812-476 2431s-325 2219 426 2219" svg:viewBox="0 0 630 4651">
          <text:p/>
        </draw:connector>
        <draw:connector draw:style-name="gr5" draw:text-style-name="P4" draw:layer="layout" draw:type="curve" svg:x1="14.85cm" svg:y1="14.2cm" svg:x2="14.3cm" svg:y2="10.05cm" draw:start-shape="id5" draw:start-glue-point="0" draw:end-shape="id2" draw:end-glue-point="1" svg:d="M14850 14200c0-2767-183-4150-550-4150" svg:viewBox="0 0 551 4151">
          <text:p/>
        </draw:connector>
        <draw:connector draw:style-name="gr5" draw:text-style-name="P4" draw:layer="layout" draw:type="curve" svg:x1="14.85cm" svg:y1="14.2cm" svg:x2="15.6cm" svg:y2="10.05cm" draw:start-shape="id5" draw:start-glue-point="0" draw:end-shape="id4" draw:end-glue-point="3" svg:d="M14850 14200c0-2767 250-4150 750-4150" svg:viewBox="0 0 751 4151">
          <text:p/>
        </draw:connector>
        <draw:connector draw:style-name="gr5" draw:text-style-name="P4" draw:layer="layout" draw:type="curve" svg:x1="18.85cm" svg:y1="11.3cm" svg:x2="18.7cm" svg:y2="15.95cm" draw:start-shape="id4" draw:start-glue-point="2" draw:end-shape="id5" draw:end-glue-point="1" svg:d="M18850 11300c0 2175 176 1812 326 2431s275 2219-476 2219" svg:viewBox="0 0 591 4651">
          <text:p/>
        </draw:connector>
        <draw:frame draw:style-name="gr8" draw:text-style-name="P5" draw:layer="layout" svg:width="4.5cm" svg:height="1.91cm" svg:x="1.1cm" svg:y="4.49cm">
          <draw:text-box>
            <text:p><text:span text:style-name="T1">Recherche de professionnel</text:span></text:p>
            <text:p/>
          </draw:text-box>
        </draw:frame>
        <draw:frame draw:style-name="gr8" draw:text-style-name="P5" draw:layer="layout" svg:width="4.5cm" svg:height="2.384cm" svg:x="4.5cm" svg:y="5.2cm">
          <draw:text-box>
            <text:p><text:span text:style-name="T1">Prise de rendez vous avec un professionnel</text:span></text:p>
            <text:p/>
          </draw:text-box>
        </draw:frame>
        <draw:frame draw:style-name="gr8" draw:text-style-name="P5" draw:layer="layout" svg:width="4.5cm" svg:height="2.858cm" svg:x="7.6cm" svg:y="12.89cm">
          <draw:text-box>
            <text:p><text:span text:style-name="T1">Requête correspondante à l’action de l’utilisateur</text:span></text:p>
            <text:p/>
          </draw:text-box>
        </draw:frame>
        <draw:frame draw:style-name="gr8" draw:text-style-name="P5" draw:layer="layout" svg:width="4.5cm" svg:height="2.858cm" svg:x="19.2cm" svg:y="12.8cm">
          <draw:text-box>
            <text:p><text:span text:style-name="T1">Requête correspondante à l’action de l’utilisateur</text:span></text:p>
            <text:p/>
          </draw:text-box>
        </draw:frame>
        <draw:frame draw:style-name="gr8" draw:text-style-name="P5" draw:layer="layout" svg:width="4.5cm" svg:height="1.91cm" svg:x="13.4cm" svg:y="12.7cm">
          <draw:text-box>
            <text:p><text:span text:style-name="T1">Réponse de la base de donnée</text:span></text:p>
            <text:p/>
          </draw:text-box>
        </draw:frame>
        <draw:frame draw:style-name="gr8" draw:text-style-name="P5" draw:layer="layout" svg:width="4.5cm" svg:height="1.91cm" svg:x="24.2cm" svg:y="7.19cm">
          <draw:text-box>
            <text:p><text:span text:style-name="T1">Paramétrage du calendrier</text:span></text:p>
            <text:p/>
          </draw:text-box>
        </draw:frame>
        <draw:frame draw:style-name="gr8" draw:text-style-name="P5" draw:layer="layout" svg:width="4.5cm" svg:height="2.384cm" svg:x="21.3cm" svg:y="4.316cm">
          <draw:text-box>
            <text:p><text:span text:style-name="T1">Création de nouveaux types d’interventions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21:49:55.779297431</meta:creation-date>
    <dc:date>2018-11-20T22:23:07.123297198</dc:date>
    <meta:editing-duration>PT1M9S</meta:editing-duration>
    <meta:editing-cycles>1</meta:editing-cycles>
    <meta:generator>LibreOffice_Vanilla/6.0.4.5$MacOSX_X86_64 LibreOffice_project/6840e4519a6ce8bcc1328eb2d87b5c46c6df1038</meta:generator>
    <meta:document-statistic meta:object-count="21"/>
  </office:meta>
</office:document-meta>
</file>